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8a3d"/>
    </style:style>
    <style:style style:name="P2" style:family="paragraph" style:parent-style-name="Standard">
      <style:text-properties officeooo:paragraph-rsid="001b60d7"/>
    </style:style>
    <style:style style:name="P3" style:family="paragraph" style:parent-style-name="Standard">
      <style:text-properties fo:font-size="10pt" officeooo:paragraph-rsid="001b60d7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b60d7"/>
    </style:style>
    <style:style style:name="T1" style:family="text">
      <style:text-properties officeooo:rsid="00198a3d"/>
    </style:style>
    <style:style style:name="T2" style:family="text">
      <style:text-properties officeooo:rsid="001b60d7"/>
    </style:style>
    <style:style style:name="T3" style:family="text">
      <style:text-properties style:text-underline-style="solid" style:text-underline-width="auto" style:text-underline-color="font-color" officeooo:rsid="00198a3d"/>
    </style:style>
    <style:style style:name="T4" style:family="text">
      <style:text-properties style:text-underline-style="solid" style:text-underline-width="auto" style:text-underline-color="font-color" officeooo:rsid="001b60d7"/>
    </style:style>
    <style:style style:name="T5" style:family="text">
      <style:text-properties fo:font-size="14pt" officeooo:rsid="001b60d7" style:font-size-asian="14pt" style:font-size-complex="14pt"/>
    </style:style>
    <style:style style:name="T6" style:family="text">
      <style:text-properties fo:font-size="14pt" officeooo:rsid="00198a3d" style:font-size-asian="14pt" style:font-size-complex="14pt"/>
    </style:style>
    <style:style style:name="T7" style:family="text">
      <style:text-properties fo:font-size="16pt" officeooo:rsid="001b60d7" style:font-size-asian="16pt" style:font-size-complex="16pt"/>
    </style:style>
    <style:style style:name="T8" style:family="text">
      <style:text-properties fo:font-size="16pt" officeooo:rsid="00198a3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allamidessi Joseph</text:span></text:p>
      <text:p text:style-name="P3"><text:span text:style-name="T2">Andreux Simon</text:span></text:p>
      <text:p text:style-name="P3"><text:span text:style-name="T2">L3S5 info <text:tab/><text:tab/><text:tab/><text:tab/></text:span></text:p>
      <text:p text:style-name="P3"><text:span text:style-name="T2"/></text:p>
      <text:p text:style-name="P2"><text:span text:style-name="T2"/></text:p>
      <text:p text:style-name="P4"><text:span text:style-name="T7">Projet BDD2 : Modèle</text:span><text:span text:style-name="T8"> relationnell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-Utilisateur(</text:span><text:span text:style-name="T3">idUtilisateur</text:span><text:span text:style-name="T1">,date_de_naissance,nom,</text:span><text:span text:style-name="T2">prénom</text:span><text:span text:style-name="T1">,adresse,mail,hash)</text:span></text:p>
      <text:p text:style-name="P1"><text:span text:style-name="T1"/></text:p>
      <text:p text:style-name="P1"><text:span text:style-name="T1">-ObjetCulturel(</text:span><text:span text:style-name="T3">idObjet</text:span><text:span text:style-name="T1">,date_sortie,genre)</text:span></text:p>
      <text:p text:style-name="P1"><text:span text:style-name="T1"/></text:p>
      <text:p text:style-name="P1"><text:span text:style-name="T1"><text:tab/>-&gt;Film(</text:span><text:span text:style-name="T2">réalisateur</text:span><text:span text:style-name="T1">Id,</text:span><text:span text:style-name="T2">a</text:span><text:span text:style-name="T1">cteurId,titreFilm)</text:span></text:p>
      <text:p text:style-name="P1"><text:span text:style-name="T1"/></text:p>
      <text:p text:style-name="P1"><text:span text:style-name="T1"><text:tab/>-&gt;Livre(auteurLivre,style,collection,titreLivre)</text:span></text:p>
      <text:p text:style-name="P1"><text:span text:style-name="T1"/></text:p>
      <text:p text:style-name="P1"><text:span text:style-name="T1"><text:tab/>-&gt;Album(auteurAlbum,titreAlbum)</text:span></text:p>
      <text:p text:style-name="P1"><text:span text:style-name="T1"/></text:p>
      <text:p text:style-name="P1"><text:span text:style-name="T1">-Personne(</text:span><text:span text:style-name="T3">personneId</text:span><text:span text:style-name="T1">,nomPersonne)</text:span></text:p>
      <text:p text:style-name="P1"><text:span text:style-name="T1"/></text:p>
      <text:p text:style-name="P1"><text:span text:style-name="T1">-Commentaire(</text:span><text:span text:style-name="T3">idComment</text:span><text:span text:style-name="T1">,commentaire)</text:span></text:p>
      <text:p text:style-name="P1"><text:span text:style-name="T1"/></text:p>
      <text:p text:style-name="P1"><text:span text:style-name="T1">-ListeObjet(</text:span><text:span text:style-name="T3">idListe</text:span><text:span text:style-name="T1">,type,nomListe)</text:span></text:p>
      <text:p text:style-name="P1"><text:span text:style-name="T1"/></text:p>
      <text:p text:style-name="P1"><text:span text:style-name="T1">-Commente(</text:span><text:span text:style-name="T4">#</text:span><text:span text:style-name="T3">id</text:span><text:span text:style-name="T4">U</text:span><text:span text:style-name="T3">tilisateur,</text:span><text:span text:style-name="T4">#</text:span><text:span text:style-name="T3">idComment</text:span><text:span text:style-name="T1">)</text:span></text:p>
      <text:p text:style-name="P1"><text:span text:style-name="T1"/></text:p>
      <text:p text:style-name="P1"><text:span text:style-name="T1">-est</text:span><text:span text:style-name="T2">Commenté</text:span><text:span text:style-name="T1">(</text:span><text:span text:style-name="T4">#</text:span><text:span text:style-name="T3">idObjet,</text:span><text:span text:style-name="T4">#</text:span><text:span text:style-name="T3">idComment</text:span><text:span text:style-name="T1">)</text:span></text:p>
      <text:p text:style-name="P1"><text:span text:style-name="T1"/></text:p>
      <text:p text:style-name="P1"><text:span text:style-name="T1">-créeListe(</text:span><text:span text:style-name="T4">#</text:span><text:span text:style-name="T3">idUtilisateur,</text:span><text:span text:style-name="T4">#</text:span><text:span text:style-name="T3">id</text:span><text:span text:style-name="T4">L</text:span><text:span text:style-name="T3">iste</text:span><text:span text:style-name="T1">) </text:span></text:p>
      <text:p text:style-name="P1"><text:span text:style-name="T1"/></text:p>
      <text:p text:style-name="P1"><text:span text:style-name="T1">-AppartientListe(</text:span><text:span text:style-name="T4">#</text:span><text:span text:style-name="T3">idObjet,</text:span><text:span text:style-name="T4">#</text:span><text:span text:style-name="T3">idListe</text:span><text:span text:style-name="T1">)</text:span></text:p>
      <text:p text:style-name="P1"><text:span text:style-name="T1"/></text:p>
      <text:p text:style-name="P1"><text:span text:style-name="T1">-est</text:span><text:span text:style-name="T2">Décri</text:span><text:span text:style-name="T1">tDans(</text:span><text:span text:style-name="T4">#</text:span><text:span text:style-name="T3">idObjet,</text:span><text:span text:style-name="T4">#</text:span><text:span text:style-name="T3">idListe,date_</text:span><text:span text:style-name="T4">desc</text:span><text:span text:style-name="T3">,description</text:span><text:span text:style-name="T4">_objet</text:span><text:span text:style-name="T1">)</text:span></text:p>
      <text:p text:style-name="P1"><text:span text:style-name="T1"/></text:p>
      <text:p text:style-name="P1"><text:span text:style-name="T1">-consultation(</text:span><text:span text:style-name="T3">#idObjet,#idUtilisateur,date_consultation</text:span><text:span text:style-name="T1">)</text:span></text:p>
      <text:p text:style-name="P1"><text:span text:style-name="T1"/></text:p>
      <text:p text:style-name="P1"><text:span text:style-name="T1">-compteConsulter(</text:span><text:span text:style-name="T3">#idObjet,#idUtilisateur</text:span><text:span text:style-name="T1">)</text:span></text:p>
      <text:p text:style-name="P1"><text:span text:style-name="T1"/></text:p>
      <text:p text:style-name="P1"><text:span text:style-name="T1">-note(</text:span><text:span text:style-name="T3">#idObjet,#idUtilisateur,note</text:span><text:span text:style-name="T1">)</text:span></text:p>
      <text:p text:style-name="P1"><text:span text:style-name="T1"/></text:p>
      <text:p text:style-name="P1"><text:span text:style-name="T1">-</text:span><text:span text:style-name="T2">réalise</text:span><text:span text:style-name="T1">(</text:span><text:span text:style-name="T3">#</text:span><text:span text:style-name="T4">idPersonne</text:span><text:span text:style-name="T3">,#idObjet</text:span><text:span text:style-name="T1">)</text:span></text:p>
      <text:p text:style-name="P1"><text:span text:style-name="T1"/></text:p>
      <text:p text:style-name="P1"><text:span text:style-name="T1">-joueDans(</text:span><text:span text:style-name="T3">#idPersonne,#idObjet,</text:span><text:span text:style-name="T4">rôle</text:span><text:span text:style-name="T1">)</text:span></text:p>
      <text:p text:style-name="P1"><text:span text:style-name="T1"/></text:p>
      <text:p text:style-name="P1"><text:span text:style-name="T1">-</text:span><text:span text:style-name="T2">écrit</text:span><text:span text:style-name="T1">(</text:span><text:span text:style-name="T3">#idObjet,#personneId</text:span><text:span text:style-name="T1">)</text:span></text:p>
      <text:p text:style-name="P1"><text:span text:style-name="T1"/></text:p>
      <text:p text:style-name="P1"><text:span text:style-name="T1">-</text:span><text:span text:style-name="T2">crée</text:span><text:span text:style-name="T1">(</text:span><text:span text:style-name="T3">#idObjet,#personneId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21:53:55.01</meta:creation-date>
    <dc:date>2013-03-05T22:20:24.25</dc:date>
    <meta:editing-duration>PT10M36S</meta:editing-duration>
    <meta:editing-cycles>1</meta:editing-cycles>
    <meta:document-statistic meta:table-count="0" meta:image-count="0" meta:object-count="0" meta:page-count="1" meta:paragraph-count="24" meta:word-count="31" meta:character-count="873" meta:non-whitespace-character-count="857"/>
    <meta:generator>LibreOffice/3.6$Windows_x86 LibreOffice_project/58f22d5-270d05a-e2abed1-ea17a85-9b5702</meta:generator>
  </office:meta>
</office:document-meta>
</file>